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F000002673A02FD4C1308FE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5.063cm" fo:min-width="22.79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3838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212cm" svg:stroke-color="#5eb91e" draw:marker-start-width="0.518cm" draw:marker-end-width="0.518cm" draw:fill="none" draw:textarea-horizontal-align="justify" draw:textarea-vertical-align="middle" draw:auto-grow-height="false" fo:min-height="13.474cm" fo:min-width="8.556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5eb91e" draw:marker-start-width="0.518cm" draw:marker-end-width="0.518cm" draw:fill="none" draw:textarea-horizontal-align="justify" draw:textarea-vertical-align="middle" draw:auto-grow-height="false" fo:min-height="14.64cm" fo:min-width="1.058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5eb91e" draw:marker-start-width="0.518cm" draw:marker-end-width="0.518cm" draw:fill="none" draw:textarea-horizontal-align="justify" draw:textarea-vertical-align="middle" draw:auto-grow-height="false" fo:min-height="14.662cm" fo:min-width="0.85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5eb91e" draw:marker-start-width="0.518cm" draw:marker-end-width="0.518cm" draw:fill="none" draw:textarea-horizontal-align="justify" draw:textarea-vertical-align="middle" draw:auto-grow-height="false" fo:min-height="14.672cm" fo:min-width="0.753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5eb91e" draw:marker-start-width="0.518cm" draw:marker-end-width="0.518cm" draw:fill="none" draw:textarea-horizontal-align="justify" draw:textarea-vertical-align="middle" draw:auto-grow-height="false" fo:min-height="12.851cm" fo:min-width="5cm" fo:padding-top="0.231cm" fo:padding-bottom="0.231cm" fo:padding-left="0.356cm" fo:padding-right="0.3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  <style:paragraph-properties style:writing-mode="lr-tb"/>
    </style:style>
    <style:style style:name="gr17" style:family="graphic" style:parent-style-name="standard">
      <style:graphic-properties svg:stroke-width="0.212cm" svg:stroke-color="#5eb91e" draw:marker-start-width="0.518cm" draw:marker-end-width="0.518cm" draw:fill="none" draw:textarea-horizontal-align="justify" draw:textarea-vertical-align="middle" draw:auto-grow-height="false" fo:min-height="1.719cm" fo:min-width="2.74cm" fo:padding-top="0.231cm" fo:padding-bottom="0.231cm" fo:padding-left="0.356cm" fo:padding-right="0.356cm"/>
    </style:style>
    <style:style style:name="gr18" style:family="graphic" style:parent-style-name="standard">
      <style:graphic-properties svg:stroke-width="0.212cm" svg:stroke-color="#5eb91e" draw:marker-start-width="0.518cm" draw:marker-end-width="0.518cm" draw:fill="none" draw:textarea-horizontal-align="justify" draw:textarea-vertical-align="middle" draw:auto-grow-height="false" fo:min-height="2.284cm" fo:min-width="2.68cm" fo:padding-top="0.231cm" fo:padding-bottom="0.231cm" fo:padding-left="0.356cm" fo:padding-right="0.356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color="#5eb91e" loext:opacity="100%" fo:font-size="96pt" fo:font-weight="bold" style:font-size-asian="96pt" style:font-size-complex="96pt"/>
    </style:style>
    <style:style style:name="P8" style:family="paragraph">
      <loext:graphic-properties draw:fill="none" draw:fill-color="#ffffff"/>
      <style:text-properties fo:color="#5eb91e" loext:opacity="100%" fo:font-size="96pt" fo:font-weight="bold" style:font-size-asian="96pt" style:font-size-complex="96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3.292cm" svg:height="15.313cm" svg:x="1.354cm" svg:y="0.437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21.075cm" svg:height="11.922cm" svg:x="3.523cm" svg:y="3.828cm">
              <draw:image xlink:href="Pictures/100000000000043F000002673A02FD4C1308FE98.png" xlink:type="simple" xlink:show="embed" xlink:actuate="onLoad" draw:mime-type="image/png">
                <text:p/>
              </draw:image>
            </draw:frame>
            <draw:line draw:style-name="gr3" draw:text-style-name="P2" draw:layer="layout" svg:x1="3.71cm" svg:y1="12.25cm" svg:x2="24.11cm" svg:y2="12.089cm">
              <text:p/>
            </draw:line>
            <draw:line draw:style-name="gr3" draw:text-style-name="P2" draw:layer="layout" svg:x1="3.71cm" svg:y1="11.896cm" svg:x2="24.163cm" svg:y2="11.714cm">
              <text:p/>
            </draw:line>
            <draw:line draw:style-name="gr3" draw:text-style-name="P2" draw:layer="layout" svg:x1="3.71cm" svg:y1="10.688cm" svg:x2="24.218cm" svg:y2="10.506cm">
              <text:p/>
            </draw:line>
            <draw:line draw:style-name="gr3" draw:text-style-name="P2" draw:layer="layout" svg:x1="3.71cm" svg:y1="10.187cm" svg:x2="24.254cm" svg:y2="9.985cm">
              <text:p/>
            </draw:line>
            <draw:line draw:style-name="gr3" draw:text-style-name="P2" draw:layer="layout" svg:x1="3.71cm" svg:y1="9.458cm" svg:x2="24.254cm" svg:y2="9.256cm">
              <text:p/>
            </draw:line>
            <draw:line draw:style-name="gr3" draw:text-style-name="P2" draw:layer="layout" svg:x1="3.71cm" svg:y1="8.874cm" svg:x2="24.271cm" svg:y2="8.548cm">
              <text:p/>
            </draw:line>
            <draw:line draw:style-name="gr3" draw:text-style-name="P2" draw:layer="layout" svg:x1="3.71cm" svg:y1="8.271cm" svg:x2="24.254cm" svg:y2="8.069cm">
              <text:p/>
            </draw:line>
            <draw:line draw:style-name="gr3" draw:text-style-name="P2" draw:layer="layout" svg:x1="3.71cm" svg:y1="5.854cm" svg:x2="24.254cm" svg:y2="5.652cm">
              <text:p/>
            </draw:line>
            <draw:line draw:style-name="gr3" draw:text-style-name="P2" draw:layer="layout" svg:x1="3.71cm" svg:y1="4.958cm" svg:x2="24.254cm" svg:y2="4.756cm">
              <text:p/>
            </draw:line>
            <draw:frame draw:style-name="gr4" draw:text-style-name="P3" draw:layer="layout" svg:width="2.293cm" svg:height="0.806cm" svg:x="1.521cm" svg:y="4.558cm">
              <draw:text-box>
                <text:p><text:span text:style-name="T1">2242 bp</text:span></text:p>
              </draw:text-box>
            </draw:frame>
            <draw:frame draw:style-name="gr4" draw:text-style-name="P3" draw:layer="layout" svg:width="2.293cm" svg:height="0.806cm" svg:x="1.438cm" svg:y="5.479cm">
              <draw:text-box>
                <text:p><text:span text:style-name="T1">1520 bp</text:span></text:p>
              </draw:text-box>
            </draw:frame>
            <draw:frame draw:style-name="gr4" draw:text-style-name="P3" draw:layer="layout" svg:width="2.293cm" svg:height="0.806cm" svg:x="1.422cm" svg:y="7.746cm">
              <draw:text-box>
                <text:p><text:span text:style-name="T1">1050 bp</text:span></text:p>
              </draw:text-box>
            </draw:frame>
            <draw:frame draw:style-name="gr5" draw:text-style-name="P3" draw:layer="layout" svg:width="2.018cm" svg:height="0.806cm" svg:x="1.697cm" svg:y="9.704cm">
              <draw:text-box>
                <text:p><text:span text:style-name="T1">486 bp</text:span></text:p>
              </draw:text-box>
            </draw:frame>
            <draw:frame draw:style-name="gr5" draw:text-style-name="P3" draw:layer="layout" svg:width="2.018cm" svg:height="0.806cm" svg:x="1.697cm" svg:y="10.26cm">
              <draw:text-box>
                <text:p><text:span text:style-name="T1">431 bp</text:span></text:p>
              </draw:text-box>
            </draw:frame>
            <draw:frame draw:style-name="gr5" draw:text-style-name="P3" draw:layer="layout" svg:width="2.018cm" svg:height="0.806cm" svg:x="1.697cm" svg:y="9.059cm">
              <draw:text-box>
                <text:p><text:span text:style-name="T1">576 bp</text:span></text:p>
              </draw:text-box>
            </draw:frame>
            <draw:frame draw:style-name="gr5" draw:text-style-name="P3" draw:layer="layout" svg:width="2.018cm" svg:height="0.806cm" svg:x="1.697cm" svg:y="8.454cm">
              <draw:text-box>
                <text:p><text:span text:style-name="T1">806 bp</text:span></text:p>
              </draw:text-box>
            </draw:frame>
            <draw:frame draw:style-name="gr5" draw:text-style-name="P3" draw:layer="layout" svg:width="2.018cm" svg:height="0.806cm" svg:x="1.697cm" svg:y="11.448cm">
              <draw:text-box>
                <text:p><text:span text:style-name="T1">275 bp</text:span></text:p>
              </draw:text-box>
            </draw:frame>
            <draw:frame draw:style-name="gr5" draw:text-style-name="P3" draw:layer="layout" svg:width="2.018cm" svg:height="0.806cm" svg:x="1.697cm" svg:y="11.896cm">
              <draw:text-box>
                <text:p><text:span text:style-name="T1">210 bp</text:span></text:p>
              </draw:text-box>
            </draw:frame>
            <draw:frame draw:style-name="gr6" draw:text-style-name="P4" draw:layer="layout" svg:width="4.193cm" svg:height="1.673cm" draw:transform="rotate (1.5707963267949) translate (3.851cm 3.999cm)">
              <draw:text-box>
                <text:p>100bp<text:line-break/>ladder</text:p>
              </draw:text-box>
            </draw:frame>
            <draw:frame draw:style-name="gr6" draw:text-style-name="P4" draw:layer="layout" svg:width="4.193cm" svg:height="1.673cm" draw:transform="rotate (1.5707963267949) translate (13.956cm 3.999cm)">
              <draw:text-box>
                <text:p>100bp<text:line-break/>ladder</text:p>
              </draw:text-box>
            </draw:frame>
            <draw:frame draw:style-name="gr7" draw:text-style-name="P4" draw:layer="layout" svg:width="4.193cm" svg:height="0.962cm" draw:transform="rotate (1.5707963267949) translate (5.858cm 3.999cm)">
              <draw:text-box>
                <text:p>Input</text:p>
              </draw:text-box>
            </draw:frame>
            <draw:frame draw:style-name="gr7" draw:text-style-name="P4" draw:layer="layout" svg:width="4.193cm" svg:height="0.962cm" draw:transform="rotate (1.5707963267949) translate (16.025cm 3.999cm)">
              <draw:text-box>
                <text:p>Input</text:p>
              </draw:text-box>
            </draw:frame>
            <draw:frame draw:style-name="gr7" draw:text-style-name="P4" draw:layer="layout" svg:width="4.193cm" svg:height="0.962cm" draw:transform="rotate (1.5707963267949) translate (7.462cm 3.999cm)">
              <draw:text-box>
                <text:p>1.6x</text:p>
              </draw:text-box>
            </draw:frame>
            <draw:frame draw:style-name="gr7" draw:text-style-name="P4" draw:layer="layout" svg:width="4.193cm" svg:height="0.962cm" draw:transform="rotate (1.5707963267949) translate (9.254cm 3.999cm)">
              <draw:text-box>
                <text:p>0.87x</text:p>
              </draw:text-box>
            </draw:frame>
            <draw:frame draw:style-name="gr7" draw:text-style-name="P4" draw:layer="layout" svg:width="4.193cm" svg:height="0.962cm" draw:transform="rotate (1.5707963267949) translate (10.962cm 3.999cm)">
              <draw:text-box>
                <text:p>0.6x</text:p>
              </draw:text-box>
            </draw:frame>
            <draw:frame draw:style-name="gr7" draw:text-style-name="P4" draw:layer="layout" svg:width="4.193cm" svg:height="0.962cm" draw:transform="rotate (1.5707963267949) translate (12.65cm 3.999cm)">
              <draw:text-box>
                <text:p>0.52x</text:p>
              </draw:text-box>
            </draw:frame>
            <draw:frame draw:style-name="gr7" draw:text-style-name="P4" draw:layer="layout" svg:width="4.193cm" svg:height="0.962cm" draw:transform="rotate (1.5707963267949) translate (17.837cm 3.999cm)">
              <draw:text-box>
                <text:p>3x</text:p>
              </draw:text-box>
            </draw:frame>
            <draw:frame draw:style-name="gr7" draw:text-style-name="P4" draw:layer="layout" svg:width="4.193cm" svg:height="0.962cm" draw:transform="rotate (1.5707963267949) translate (19.566cm 3.999cm)">
              <draw:text-box>
                <text:p>0.9x</text:p>
              </draw:text-box>
            </draw:frame>
            <draw:frame draw:style-name="gr7" draw:text-style-name="P4" draw:layer="layout" svg:width="4.193cm" svg:height="0.962cm" draw:transform="rotate (1.5707963267949) translate (21.254cm 3.999cm)">
              <draw:text-box>
                <text:p>0.6x</text:p>
              </draw:text-box>
            </draw:frame>
            <draw:frame draw:style-name="gr7" draw:text-style-name="P4" draw:layer="layout" svg:width="4.193cm" svg:height="0.962cm" draw:transform="rotate (1.5707963267949) translate (22.962cm 3.999cm)">
              <draw:text-box>
                <text:p>0.5x</text:p>
              </draw:text-box>
            </draw:frame>
            <draw:frame draw:style-name="gr8" draw:text-style-name="P5" draw:layer="layout" svg:width="4.265cm" svg:height="1.195cm" svg:x="8.066cm" svg:y="0.395cm">
              <draw:text-box>
                <text:p><text:span text:style-name="T2">Automatic</text:span></text:p>
              </draw:text-box>
            </draw:frame>
            <draw:frame draw:style-name="gr9" draw:text-style-name="P5" draw:layer="layout" svg:width="3.275cm" svg:height="1.195cm" svg:x="19.108cm" svg:y="0.457cm">
              <draw:text-box>
                <text:p><text:span text:style-name="T2">Manual</text:span></text:p>
              </draw:text-box>
            </draw:frame>
          </draw:g>
        </draw:g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" draw:text-style-name="P1" draw:layer="layout" svg:width="23.292cm" svg:height="15.313cm" svg:x="1.354cm" svg:y="0.437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21.075cm" svg:height="11.922cm" svg:x="3.523cm" svg:y="3.828cm">
              <draw:image xlink:href="Pictures/100000000000043F000002673A02FD4C1308FE98.png" xlink:type="simple" xlink:show="embed" xlink:actuate="onLoad" draw:mime-type="image/png">
                <text:p/>
              </draw:image>
            </draw:frame>
            <draw:line draw:style-name="gr3" draw:text-style-name="P2" draw:layer="layout" svg:x1="3.71cm" svg:y1="12.25cm" svg:x2="24.11cm" svg:y2="12.089cm">
              <text:p/>
            </draw:line>
            <draw:line draw:style-name="gr3" draw:text-style-name="P2" draw:layer="layout" svg:x1="3.71cm" svg:y1="11.896cm" svg:x2="24.163cm" svg:y2="11.714cm">
              <text:p/>
            </draw:line>
            <draw:line draw:style-name="gr3" draw:text-style-name="P2" draw:layer="layout" svg:x1="3.71cm" svg:y1="10.688cm" svg:x2="24.218cm" svg:y2="10.506cm">
              <text:p/>
            </draw:line>
            <draw:line draw:style-name="gr3" draw:text-style-name="P2" draw:layer="layout" svg:x1="3.71cm" svg:y1="10.187cm" svg:x2="24.254cm" svg:y2="9.985cm">
              <text:p/>
            </draw:line>
            <draw:line draw:style-name="gr3" draw:text-style-name="P2" draw:layer="layout" svg:x1="3.71cm" svg:y1="9.458cm" svg:x2="24.254cm" svg:y2="9.256cm">
              <text:p/>
            </draw:line>
            <draw:line draw:style-name="gr3" draw:text-style-name="P2" draw:layer="layout" svg:x1="3.71cm" svg:y1="8.874cm" svg:x2="24.271cm" svg:y2="8.548cm">
              <text:p/>
            </draw:line>
            <draw:line draw:style-name="gr3" draw:text-style-name="P2" draw:layer="layout" svg:x1="3.71cm" svg:y1="8.271cm" svg:x2="24.254cm" svg:y2="8.069cm">
              <text:p/>
            </draw:line>
            <draw:line draw:style-name="gr3" draw:text-style-name="P2" draw:layer="layout" svg:x1="3.71cm" svg:y1="5.854cm" svg:x2="24.254cm" svg:y2="5.652cm">
              <text:p/>
            </draw:line>
            <draw:line draw:style-name="gr3" draw:text-style-name="P2" draw:layer="layout" svg:x1="3.71cm" svg:y1="4.958cm" svg:x2="24.254cm" svg:y2="4.756cm">
              <text:p/>
            </draw:line>
            <draw:frame draw:style-name="gr4" draw:text-style-name="P3" draw:layer="layout" svg:width="2.293cm" svg:height="0.806cm" svg:x="1.521cm" svg:y="4.558cm">
              <draw:text-box>
                <text:p><text:span text:style-name="T1">2242 bp</text:span></text:p>
              </draw:text-box>
            </draw:frame>
            <draw:frame draw:style-name="gr4" draw:text-style-name="P3" draw:layer="layout" svg:width="2.293cm" svg:height="0.806cm" svg:x="1.438cm" svg:y="5.479cm">
              <draw:text-box>
                <text:p><text:span text:style-name="T1">1520 bp</text:span></text:p>
              </draw:text-box>
            </draw:frame>
            <draw:frame draw:style-name="gr4" draw:text-style-name="P3" draw:layer="layout" svg:width="2.293cm" svg:height="0.806cm" svg:x="1.422cm" svg:y="7.746cm">
              <draw:text-box>
                <text:p><text:span text:style-name="T1">1050 bp</text:span></text:p>
              </draw:text-box>
            </draw:frame>
            <draw:frame draw:style-name="gr5" draw:text-style-name="P3" draw:layer="layout" svg:width="2.018cm" svg:height="0.806cm" svg:x="1.697cm" svg:y="9.704cm">
              <draw:text-box>
                <text:p><text:span text:style-name="T1">486 bp</text:span></text:p>
              </draw:text-box>
            </draw:frame>
            <draw:frame draw:style-name="gr5" draw:text-style-name="P3" draw:layer="layout" svg:width="2.018cm" svg:height="0.806cm" svg:x="1.697cm" svg:y="10.26cm">
              <draw:text-box>
                <text:p><text:span text:style-name="T1">431 bp</text:span></text:p>
              </draw:text-box>
            </draw:frame>
            <draw:frame draw:style-name="gr5" draw:text-style-name="P3" draw:layer="layout" svg:width="2.018cm" svg:height="0.806cm" svg:x="1.697cm" svg:y="9.059cm">
              <draw:text-box>
                <text:p><text:span text:style-name="T1">576 bp</text:span></text:p>
              </draw:text-box>
            </draw:frame>
            <draw:frame draw:style-name="gr5" draw:text-style-name="P3" draw:layer="layout" svg:width="2.018cm" svg:height="0.806cm" svg:x="1.697cm" svg:y="8.454cm">
              <draw:text-box>
                <text:p><text:span text:style-name="T1">806 bp</text:span></text:p>
              </draw:text-box>
            </draw:frame>
            <draw:frame draw:style-name="gr5" draw:text-style-name="P3" draw:layer="layout" svg:width="2.018cm" svg:height="0.806cm" svg:x="1.697cm" svg:y="11.448cm">
              <draw:text-box>
                <text:p><text:span text:style-name="T1">275 bp</text:span></text:p>
              </draw:text-box>
            </draw:frame>
            <draw:frame draw:style-name="gr5" draw:text-style-name="P3" draw:layer="layout" svg:width="2.018cm" svg:height="0.806cm" svg:x="1.697cm" svg:y="11.896cm">
              <draw:text-box>
                <text:p><text:span text:style-name="T1">210 bp</text:span></text:p>
              </draw:text-box>
            </draw:frame>
            <draw:frame draw:style-name="gr6" draw:text-style-name="P4" draw:layer="layout" svg:width="4.193cm" svg:height="1.673cm" draw:transform="rotate (1.5707963267949) translate (3.851cm 3.999cm)">
              <draw:text-box>
                <text:p>100bp<text:line-break/>ladder</text:p>
              </draw:text-box>
            </draw:frame>
            <draw:frame draw:style-name="gr6" draw:text-style-name="P4" draw:layer="layout" svg:width="4.193cm" svg:height="1.673cm" draw:transform="rotate (1.5707963267949) translate (13.956cm 3.999cm)">
              <draw:text-box>
                <text:p>100bp<text:line-break/>ladder</text:p>
              </draw:text-box>
            </draw:frame>
            <draw:frame draw:style-name="gr7" draw:text-style-name="P4" draw:layer="layout" svg:width="4.193cm" svg:height="0.962cm" draw:transform="rotate (1.5707963267949) translate (5.858cm 3.999cm)">
              <draw:text-box>
                <text:p>Input</text:p>
              </draw:text-box>
            </draw:frame>
            <draw:frame draw:style-name="gr7" draw:text-style-name="P4" draw:layer="layout" svg:width="4.193cm" svg:height="0.962cm" draw:transform="rotate (1.5707963267949) translate (16.025cm 3.999cm)">
              <draw:text-box>
                <text:p>Input</text:p>
              </draw:text-box>
            </draw:frame>
            <draw:frame draw:style-name="gr7" draw:text-style-name="P4" draw:layer="layout" svg:width="4.193cm" svg:height="0.962cm" draw:transform="rotate (1.5707963267949) translate (7.462cm 3.999cm)">
              <draw:text-box>
                <text:p>1.6x</text:p>
              </draw:text-box>
            </draw:frame>
            <draw:frame draw:style-name="gr7" draw:text-style-name="P4" draw:layer="layout" svg:width="4.193cm" svg:height="0.962cm" draw:transform="rotate (1.5707963267949) translate (9.254cm 3.999cm)">
              <draw:text-box>
                <text:p>0.87x</text:p>
              </draw:text-box>
            </draw:frame>
            <draw:frame draw:style-name="gr7" draw:text-style-name="P4" draw:layer="layout" svg:width="4.193cm" svg:height="0.962cm" draw:transform="rotate (1.5707963267949) translate (10.962cm 3.999cm)">
              <draw:text-box>
                <text:p>0.6x</text:p>
              </draw:text-box>
            </draw:frame>
            <draw:frame draw:style-name="gr7" draw:text-style-name="P4" draw:layer="layout" svg:width="4.193cm" svg:height="0.962cm" draw:transform="rotate (1.5707963267949) translate (12.65cm 3.999cm)">
              <draw:text-box>
                <text:p>0.52x</text:p>
              </draw:text-box>
            </draw:frame>
            <draw:frame draw:style-name="gr7" draw:text-style-name="P4" draw:layer="layout" svg:width="4.193cm" svg:height="0.962cm" draw:transform="rotate (1.5707963267949) translate (17.837cm 3.999cm)">
              <draw:text-box>
                <text:p>3x</text:p>
              </draw:text-box>
            </draw:frame>
            <draw:frame draw:style-name="gr7" draw:text-style-name="P4" draw:layer="layout" svg:width="4.193cm" svg:height="0.962cm" draw:transform="rotate (1.5707963267949) translate (19.566cm 3.999cm)">
              <draw:text-box>
                <text:p>0.9x</text:p>
              </draw:text-box>
            </draw:frame>
            <draw:frame draw:style-name="gr7" draw:text-style-name="P4" draw:layer="layout" svg:width="4.193cm" svg:height="0.962cm" draw:transform="rotate (1.5707963267949) translate (21.254cm 3.999cm)">
              <draw:text-box>
                <text:p>0.6x</text:p>
              </draw:text-box>
            </draw:frame>
            <draw:frame draw:style-name="gr7" draw:text-style-name="P4" draw:layer="layout" svg:width="4.193cm" svg:height="0.962cm" draw:transform="rotate (1.5707963267949) translate (22.962cm 3.999cm)">
              <draw:text-box>
                <text:p>0.5x</text:p>
              </draw:text-box>
            </draw:frame>
            <draw:frame draw:style-name="gr8" draw:text-style-name="P5" draw:layer="layout" svg:width="4.265cm" svg:height="1.195cm" svg:x="8.066cm" svg:y="0.395cm">
              <draw:text-box>
                <text:p><text:span text:style-name="T2">Automatic</text:span></text:p>
              </draw:text-box>
            </draw:frame>
            <draw:frame draw:style-name="gr9" draw:text-style-name="P5" draw:layer="layout" svg:width="3.275cm" svg:height="1.195cm" svg:x="19.108cm" svg:y="0.457cm">
              <draw:text-box>
                <text:p><text:span text:style-name="T2">Manual</text:span></text:p>
              </draw:text-box>
            </draw:frame>
          </draw:g>
        </draw:g>
        <draw:custom-shape draw:style-name="gr11" draw:text-style-name="P2" draw:layer="layout" svg:width="10.27cm" svg:height="14.938cm" svg:x="3.686cm" svg:y="0.2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0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g>
            <draw:custom-shape draw:style-name="gr1" draw:text-style-name="P1" draw:layer="layout" svg:width="23.292cm" svg:height="15.313cm" svg:x="1.354cm" svg:y="0.437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2" draw:layer="layout" svg:width="21.075cm" svg:height="11.922cm" svg:x="3.523cm" svg:y="3.828cm">
                <draw:image xlink:href="Pictures/100000000000043F000002673A02FD4C1308FE98.png" xlink:type="simple" xlink:show="embed" xlink:actuate="onLoad" draw:mime-type="image/png">
                  <text:p/>
                </draw:image>
              </draw:frame>
              <draw:line draw:style-name="gr3" draw:text-style-name="P2" draw:layer="layout" svg:x1="3.71cm" svg:y1="12.25cm" svg:x2="24.11cm" svg:y2="12.089cm">
                <text:p/>
              </draw:line>
              <draw:line draw:style-name="gr3" draw:text-style-name="P2" draw:layer="layout" svg:x1="3.71cm" svg:y1="11.896cm" svg:x2="24.163cm" svg:y2="11.714cm">
                <text:p/>
              </draw:line>
              <draw:line draw:style-name="gr3" draw:text-style-name="P2" draw:layer="layout" svg:x1="3.71cm" svg:y1="10.688cm" svg:x2="24.218cm" svg:y2="10.506cm">
                <text:p/>
              </draw:line>
              <draw:line draw:style-name="gr3" draw:text-style-name="P2" draw:layer="layout" svg:x1="3.71cm" svg:y1="10.187cm" svg:x2="24.254cm" svg:y2="9.985cm">
                <text:p/>
              </draw:line>
              <draw:line draw:style-name="gr3" draw:text-style-name="P2" draw:layer="layout" svg:x1="3.71cm" svg:y1="9.458cm" svg:x2="24.254cm" svg:y2="9.256cm">
                <text:p/>
              </draw:line>
              <draw:line draw:style-name="gr3" draw:text-style-name="P2" draw:layer="layout" svg:x1="3.71cm" svg:y1="8.874cm" svg:x2="24.271cm" svg:y2="8.548cm">
                <text:p/>
              </draw:line>
              <draw:line draw:style-name="gr3" draw:text-style-name="P2" draw:layer="layout" svg:x1="3.71cm" svg:y1="8.271cm" svg:x2="24.254cm" svg:y2="8.069cm">
                <text:p/>
              </draw:line>
              <draw:line draw:style-name="gr3" draw:text-style-name="P2" draw:layer="layout" svg:x1="3.71cm" svg:y1="5.854cm" svg:x2="24.254cm" svg:y2="5.652cm">
                <text:p/>
              </draw:line>
              <draw:line draw:style-name="gr3" draw:text-style-name="P2" draw:layer="layout" svg:x1="3.71cm" svg:y1="4.958cm" svg:x2="24.254cm" svg:y2="4.756cm">
                <text:p/>
              </draw:line>
              <draw:frame draw:style-name="gr4" draw:text-style-name="P3" draw:layer="layout" svg:width="2.293cm" svg:height="0.806cm" svg:x="1.521cm" svg:y="4.558cm">
                <draw:text-box>
                  <text:p><text:span text:style-name="T1">2242 bp</text:span></text:p>
                </draw:text-box>
              </draw:frame>
              <draw:frame draw:style-name="gr4" draw:text-style-name="P3" draw:layer="layout" svg:width="2.293cm" svg:height="0.806cm" svg:x="1.438cm" svg:y="5.479cm">
                <draw:text-box>
                  <text:p><text:span text:style-name="T1">1520 bp</text:span></text:p>
                </draw:text-box>
              </draw:frame>
              <draw:frame draw:style-name="gr4" draw:text-style-name="P3" draw:layer="layout" svg:width="2.293cm" svg:height="0.806cm" svg:x="1.422cm" svg:y="7.746cm">
                <draw:text-box>
                  <text:p><text:span text:style-name="T1">1050 bp</text:span></text:p>
                </draw:text-box>
              </draw:frame>
              <draw:frame draw:style-name="gr5" draw:text-style-name="P3" draw:layer="layout" svg:width="2.018cm" svg:height="0.806cm" svg:x="1.697cm" svg:y="9.704cm">
                <draw:text-box>
                  <text:p><text:span text:style-name="T1">486 bp</text:span></text:p>
                </draw:text-box>
              </draw:frame>
              <draw:frame draw:style-name="gr5" draw:text-style-name="P3" draw:layer="layout" svg:width="2.018cm" svg:height="0.806cm" svg:x="1.697cm" svg:y="10.26cm">
                <draw:text-box>
                  <text:p><text:span text:style-name="T1">431 bp</text:span></text:p>
                </draw:text-box>
              </draw:frame>
              <draw:frame draw:style-name="gr5" draw:text-style-name="P3" draw:layer="layout" svg:width="2.018cm" svg:height="0.806cm" svg:x="1.697cm" svg:y="9.059cm">
                <draw:text-box>
                  <text:p><text:span text:style-name="T1">576 bp</text:span></text:p>
                </draw:text-box>
              </draw:frame>
              <draw:frame draw:style-name="gr5" draw:text-style-name="P3" draw:layer="layout" svg:width="2.018cm" svg:height="0.806cm" svg:x="1.697cm" svg:y="8.454cm">
                <draw:text-box>
                  <text:p><text:span text:style-name="T1">806 bp</text:span></text:p>
                </draw:text-box>
              </draw:frame>
              <draw:frame draw:style-name="gr5" draw:text-style-name="P3" draw:layer="layout" svg:width="2.018cm" svg:height="0.806cm" svg:x="1.697cm" svg:y="11.448cm">
                <draw:text-box>
                  <text:p><text:span text:style-name="T1">275 bp</text:span></text:p>
                </draw:text-box>
              </draw:frame>
              <draw:frame draw:style-name="gr5" draw:text-style-name="P3" draw:layer="layout" svg:width="2.018cm" svg:height="0.806cm" svg:x="1.697cm" svg:y="11.896cm">
                <draw:text-box>
                  <text:p><text:span text:style-name="T1">210 bp</text:span></text:p>
                </draw:text-box>
              </draw:frame>
              <draw:frame draw:style-name="gr6" draw:text-style-name="P4" draw:layer="layout" svg:width="4.193cm" svg:height="1.673cm" draw:transform="rotate (1.5707963267949) translate (3.851cm 3.999cm)">
                <draw:text-box>
                  <text:p>100bp<text:line-break/>ladder</text:p>
                </draw:text-box>
              </draw:frame>
              <draw:frame draw:style-name="gr6" draw:text-style-name="P4" draw:layer="layout" svg:width="4.193cm" svg:height="1.673cm" draw:transform="rotate (1.5707963267949) translate (13.956cm 3.999cm)">
                <draw:text-box>
                  <text:p>100bp<text:line-break/>ladder</text:p>
                </draw:text-box>
              </draw:frame>
              <draw:frame draw:style-name="gr7" draw:text-style-name="P4" draw:layer="layout" svg:width="4.193cm" svg:height="0.962cm" draw:transform="rotate (1.5707963267949) translate (5.858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16.025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7.462cm 3.999cm)">
                <draw:text-box>
                  <text:p>1.6x</text:p>
                </draw:text-box>
              </draw:frame>
              <draw:frame draw:style-name="gr7" draw:text-style-name="P4" draw:layer="layout" svg:width="4.193cm" svg:height="0.962cm" draw:transform="rotate (1.5707963267949) translate (9.254cm 3.999cm)">
                <draw:text-box>
                  <text:p>0.87x</text:p>
                </draw:text-box>
              </draw:frame>
              <draw:frame draw:style-name="gr7" draw:text-style-name="P4" draw:layer="layout" svg:width="4.193cm" svg:height="0.962cm" draw:transform="rotate (1.5707963267949) translate (10.962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12.65cm 3.999cm)">
                <draw:text-box>
                  <text:p>0.52x</text:p>
                </draw:text-box>
              </draw:frame>
              <draw:frame draw:style-name="gr7" draw:text-style-name="P4" draw:layer="layout" svg:width="4.193cm" svg:height="0.962cm" draw:transform="rotate (1.5707963267949) translate (17.837cm 3.999cm)">
                <draw:text-box>
                  <text:p>3x</text:p>
                </draw:text-box>
              </draw:frame>
              <draw:frame draw:style-name="gr7" draw:text-style-name="P4" draw:layer="layout" svg:width="4.193cm" svg:height="0.962cm" draw:transform="rotate (1.5707963267949) translate (19.566cm 3.999cm)">
                <draw:text-box>
                  <text:p>0.9x</text:p>
                </draw:text-box>
              </draw:frame>
              <draw:frame draw:style-name="gr7" draw:text-style-name="P4" draw:layer="layout" svg:width="4.193cm" svg:height="0.962cm" draw:transform="rotate (1.5707963267949) translate (21.254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22.962cm 3.999cm)">
                <draw:text-box>
                  <text:p>0.5x</text:p>
                </draw:text-box>
              </draw:frame>
              <draw:frame draw:style-name="gr8" draw:text-style-name="P5" draw:layer="layout" svg:width="4.265cm" svg:height="1.195cm" svg:x="8.066cm" svg:y="0.395cm">
                <draw:text-box>
                  <text:p><text:span text:style-name="T2">Automatic</text:span></text:p>
                </draw:text-box>
              </draw:frame>
              <draw:frame draw:style-name="gr9" draw:text-style-name="P5" draw:layer="layout" svg:width="3.275cm" svg:height="1.195cm" svg:x="19.108cm" svg:y="0.457cm">
                <draw:text-box>
                  <text:p><text:span text:style-name="T2">Manual</text:span></text:p>
                </draw:text-box>
              </draw:frame>
            </draw:g>
          </draw:g>
          <draw:custom-shape draw:style-name="gr11" draw:text-style-name="P2" draw:layer="layout" svg:width="10.27cm" svg:height="14.938cm" svg:x="14.144cm" svg:y="0.2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1">
          <draw:page-thumbnail draw:style-name="gr10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g>
            <draw:custom-shape draw:style-name="gr1" draw:text-style-name="P1" draw:layer="layout" svg:width="23.292cm" svg:height="15.313cm" svg:x="1.354cm" svg:y="0.437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2" draw:layer="layout" svg:width="21.075cm" svg:height="11.922cm" svg:x="3.523cm" svg:y="3.828cm">
                <draw:image xlink:href="Pictures/100000000000043F000002673A02FD4C1308FE98.png" xlink:type="simple" xlink:show="embed" xlink:actuate="onLoad" draw:mime-type="image/png">
                  <text:p/>
                </draw:image>
              </draw:frame>
              <draw:line draw:style-name="gr3" draw:text-style-name="P2" draw:layer="layout" svg:x1="3.71cm" svg:y1="12.25cm" svg:x2="24.11cm" svg:y2="12.089cm">
                <text:p/>
              </draw:line>
              <draw:line draw:style-name="gr3" draw:text-style-name="P2" draw:layer="layout" svg:x1="3.71cm" svg:y1="11.896cm" svg:x2="24.163cm" svg:y2="11.714cm">
                <text:p/>
              </draw:line>
              <draw:line draw:style-name="gr3" draw:text-style-name="P2" draw:layer="layout" svg:x1="3.71cm" svg:y1="10.688cm" svg:x2="24.218cm" svg:y2="10.506cm">
                <text:p/>
              </draw:line>
              <draw:line draw:style-name="gr3" draw:text-style-name="P2" draw:layer="layout" svg:x1="3.71cm" svg:y1="10.187cm" svg:x2="24.254cm" svg:y2="9.985cm">
                <text:p/>
              </draw:line>
              <draw:line draw:style-name="gr3" draw:text-style-name="P2" draw:layer="layout" svg:x1="3.71cm" svg:y1="9.458cm" svg:x2="24.254cm" svg:y2="9.256cm">
                <text:p/>
              </draw:line>
              <draw:line draw:style-name="gr3" draw:text-style-name="P2" draw:layer="layout" svg:x1="3.71cm" svg:y1="8.874cm" svg:x2="24.271cm" svg:y2="8.548cm">
                <text:p/>
              </draw:line>
              <draw:line draw:style-name="gr3" draw:text-style-name="P2" draw:layer="layout" svg:x1="3.71cm" svg:y1="8.271cm" svg:x2="24.254cm" svg:y2="8.069cm">
                <text:p/>
              </draw:line>
              <draw:line draw:style-name="gr3" draw:text-style-name="P2" draw:layer="layout" svg:x1="3.71cm" svg:y1="5.854cm" svg:x2="24.254cm" svg:y2="5.652cm">
                <text:p/>
              </draw:line>
              <draw:line draw:style-name="gr3" draw:text-style-name="P2" draw:layer="layout" svg:x1="3.71cm" svg:y1="4.958cm" svg:x2="24.254cm" svg:y2="4.756cm">
                <text:p/>
              </draw:line>
              <draw:frame draw:style-name="gr4" draw:text-style-name="P3" draw:layer="layout" svg:width="2.293cm" svg:height="0.806cm" svg:x="1.521cm" svg:y="4.558cm">
                <draw:text-box>
                  <text:p><text:span text:style-name="T1">2242 bp</text:span></text:p>
                </draw:text-box>
              </draw:frame>
              <draw:frame draw:style-name="gr4" draw:text-style-name="P3" draw:layer="layout" svg:width="2.293cm" svg:height="0.806cm" svg:x="1.438cm" svg:y="5.479cm">
                <draw:text-box>
                  <text:p><text:span text:style-name="T1">1520 bp</text:span></text:p>
                </draw:text-box>
              </draw:frame>
              <draw:frame draw:style-name="gr4" draw:text-style-name="P3" draw:layer="layout" svg:width="2.293cm" svg:height="0.806cm" svg:x="1.422cm" svg:y="7.746cm">
                <draw:text-box>
                  <text:p><text:span text:style-name="T1">1050 bp</text:span></text:p>
                </draw:text-box>
              </draw:frame>
              <draw:frame draw:style-name="gr5" draw:text-style-name="P3" draw:layer="layout" svg:width="2.018cm" svg:height="0.806cm" svg:x="1.697cm" svg:y="9.704cm">
                <draw:text-box>
                  <text:p><text:span text:style-name="T1">486 bp</text:span></text:p>
                </draw:text-box>
              </draw:frame>
              <draw:frame draw:style-name="gr5" draw:text-style-name="P3" draw:layer="layout" svg:width="2.018cm" svg:height="0.806cm" svg:x="1.697cm" svg:y="10.26cm">
                <draw:text-box>
                  <text:p><text:span text:style-name="T1">431 bp</text:span></text:p>
                </draw:text-box>
              </draw:frame>
              <draw:frame draw:style-name="gr5" draw:text-style-name="P3" draw:layer="layout" svg:width="2.018cm" svg:height="0.806cm" svg:x="1.697cm" svg:y="9.059cm">
                <draw:text-box>
                  <text:p><text:span text:style-name="T1">576 bp</text:span></text:p>
                </draw:text-box>
              </draw:frame>
              <draw:frame draw:style-name="gr5" draw:text-style-name="P3" draw:layer="layout" svg:width="2.018cm" svg:height="0.806cm" svg:x="1.697cm" svg:y="8.454cm">
                <draw:text-box>
                  <text:p><text:span text:style-name="T1">806 bp</text:span></text:p>
                </draw:text-box>
              </draw:frame>
              <draw:frame draw:style-name="gr5" draw:text-style-name="P3" draw:layer="layout" svg:width="2.018cm" svg:height="0.806cm" svg:x="1.697cm" svg:y="11.448cm">
                <draw:text-box>
                  <text:p><text:span text:style-name="T1">275 bp</text:span></text:p>
                </draw:text-box>
              </draw:frame>
              <draw:frame draw:style-name="gr5" draw:text-style-name="P3" draw:layer="layout" svg:width="2.018cm" svg:height="0.806cm" svg:x="1.697cm" svg:y="11.896cm">
                <draw:text-box>
                  <text:p><text:span text:style-name="T1">210 bp</text:span></text:p>
                </draw:text-box>
              </draw:frame>
              <draw:frame draw:style-name="gr6" draw:text-style-name="P4" draw:layer="layout" svg:width="4.193cm" svg:height="1.673cm" draw:transform="rotate (1.5707963267949) translate (3.851cm 3.999cm)">
                <draw:text-box>
                  <text:p>100bp<text:line-break/>ladder</text:p>
                </draw:text-box>
              </draw:frame>
              <draw:frame draw:style-name="gr6" draw:text-style-name="P4" draw:layer="layout" svg:width="4.193cm" svg:height="1.673cm" draw:transform="rotate (1.5707963267949) translate (13.956cm 3.999cm)">
                <draw:text-box>
                  <text:p>100bp<text:line-break/>ladder</text:p>
                </draw:text-box>
              </draw:frame>
              <draw:frame draw:style-name="gr7" draw:text-style-name="P4" draw:layer="layout" svg:width="4.193cm" svg:height="0.962cm" draw:transform="rotate (1.5707963267949) translate (5.858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16.025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7.462cm 3.999cm)">
                <draw:text-box>
                  <text:p>1.6x</text:p>
                </draw:text-box>
              </draw:frame>
              <draw:frame draw:style-name="gr7" draw:text-style-name="P4" draw:layer="layout" svg:width="4.193cm" svg:height="0.962cm" draw:transform="rotate (1.5707963267949) translate (9.254cm 3.999cm)">
                <draw:text-box>
                  <text:p>0.87x</text:p>
                </draw:text-box>
              </draw:frame>
              <draw:frame draw:style-name="gr7" draw:text-style-name="P4" draw:layer="layout" svg:width="4.193cm" svg:height="0.962cm" draw:transform="rotate (1.5707963267949) translate (10.962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12.65cm 3.999cm)">
                <draw:text-box>
                  <text:p>0.52x</text:p>
                </draw:text-box>
              </draw:frame>
              <draw:frame draw:style-name="gr7" draw:text-style-name="P4" draw:layer="layout" svg:width="4.193cm" svg:height="0.962cm" draw:transform="rotate (1.5707963267949) translate (17.837cm 3.999cm)">
                <draw:text-box>
                  <text:p>3x</text:p>
                </draw:text-box>
              </draw:frame>
              <draw:frame draw:style-name="gr7" draw:text-style-name="P4" draw:layer="layout" svg:width="4.193cm" svg:height="0.962cm" draw:transform="rotate (1.5707963267949) translate (19.566cm 3.999cm)">
                <draw:text-box>
                  <text:p>0.9x</text:p>
                </draw:text-box>
              </draw:frame>
              <draw:frame draw:style-name="gr7" draw:text-style-name="P4" draw:layer="layout" svg:width="4.193cm" svg:height="0.962cm" draw:transform="rotate (1.5707963267949) translate (21.254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22.962cm 3.999cm)">
                <draw:text-box>
                  <text:p>0.5x</text:p>
                </draw:text-box>
              </draw:frame>
              <draw:frame draw:style-name="gr8" draw:text-style-name="P5" draw:layer="layout" svg:width="4.265cm" svg:height="1.195cm" svg:x="8.066cm" svg:y="0.395cm">
                <draw:text-box>
                  <text:p><text:span text:style-name="T2">Automatic</text:span></text:p>
                </draw:text-box>
              </draw:frame>
              <draw:frame draw:style-name="gr9" draw:text-style-name="P5" draw:layer="layout" svg:width="3.275cm" svg:height="1.195cm" svg:x="19.108cm" svg:y="0.457cm">
                <draw:text-box>
                  <text:p><text:span text:style-name="T2">Manual</text:span></text:p>
                </draw:text-box>
              </draw:frame>
            </draw:g>
          </draw:g>
          <draw:custom-shape draw:style-name="gr12" draw:text-style-name="P2" draw:layer="layout" svg:width="1.96cm" svg:height="15.292cm" svg:x="3.686cm" svg:y="0.2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" draw:layer="layout" svg:width="1.96cm" svg:height="15.292cm" svg:x="13.833cm" svg:y="0.2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1">
          <draw:page-thumbnail draw:style-name="gr10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g>
            <draw:custom-shape draw:style-name="gr1" draw:text-style-name="P1" draw:layer="layout" svg:width="23.292cm" svg:height="15.313cm" svg:x="1.354cm" svg:y="0.437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2" draw:layer="layout" svg:width="21.075cm" svg:height="11.922cm" svg:x="3.523cm" svg:y="3.828cm">
                <draw:image xlink:href="Pictures/100000000000043F000002673A02FD4C1308FE98.png" xlink:type="simple" xlink:show="embed" xlink:actuate="onLoad" draw:mime-type="image/png">
                  <text:p/>
                </draw:image>
              </draw:frame>
              <draw:line draw:style-name="gr3" draw:text-style-name="P2" draw:layer="layout" svg:x1="3.71cm" svg:y1="12.25cm" svg:x2="24.11cm" svg:y2="12.089cm">
                <text:p/>
              </draw:line>
              <draw:line draw:style-name="gr3" draw:text-style-name="P2" draw:layer="layout" svg:x1="3.71cm" svg:y1="11.896cm" svg:x2="24.163cm" svg:y2="11.714cm">
                <text:p/>
              </draw:line>
              <draw:line draw:style-name="gr3" draw:text-style-name="P2" draw:layer="layout" svg:x1="3.71cm" svg:y1="10.688cm" svg:x2="24.218cm" svg:y2="10.506cm">
                <text:p/>
              </draw:line>
              <draw:line draw:style-name="gr3" draw:text-style-name="P2" draw:layer="layout" svg:x1="3.71cm" svg:y1="10.187cm" svg:x2="24.254cm" svg:y2="9.985cm">
                <text:p/>
              </draw:line>
              <draw:line draw:style-name="gr3" draw:text-style-name="P2" draw:layer="layout" svg:x1="3.71cm" svg:y1="9.458cm" svg:x2="24.254cm" svg:y2="9.256cm">
                <text:p/>
              </draw:line>
              <draw:line draw:style-name="gr3" draw:text-style-name="P2" draw:layer="layout" svg:x1="3.71cm" svg:y1="8.874cm" svg:x2="24.271cm" svg:y2="8.548cm">
                <text:p/>
              </draw:line>
              <draw:line draw:style-name="gr3" draw:text-style-name="P2" draw:layer="layout" svg:x1="3.71cm" svg:y1="8.271cm" svg:x2="24.254cm" svg:y2="8.069cm">
                <text:p/>
              </draw:line>
              <draw:line draw:style-name="gr3" draw:text-style-name="P2" draw:layer="layout" svg:x1="3.71cm" svg:y1="5.854cm" svg:x2="24.254cm" svg:y2="5.652cm">
                <text:p/>
              </draw:line>
              <draw:line draw:style-name="gr3" draw:text-style-name="P2" draw:layer="layout" svg:x1="3.71cm" svg:y1="4.958cm" svg:x2="24.254cm" svg:y2="4.756cm">
                <text:p/>
              </draw:line>
              <draw:frame draw:style-name="gr4" draw:text-style-name="P3" draw:layer="layout" svg:width="2.293cm" svg:height="0.806cm" svg:x="1.521cm" svg:y="4.558cm">
                <draw:text-box>
                  <text:p><text:span text:style-name="T1">2242 bp</text:span></text:p>
                </draw:text-box>
              </draw:frame>
              <draw:frame draw:style-name="gr4" draw:text-style-name="P3" draw:layer="layout" svg:width="2.293cm" svg:height="0.806cm" svg:x="1.438cm" svg:y="5.479cm">
                <draw:text-box>
                  <text:p><text:span text:style-name="T1">1520 bp</text:span></text:p>
                </draw:text-box>
              </draw:frame>
              <draw:frame draw:style-name="gr4" draw:text-style-name="P3" draw:layer="layout" svg:width="2.293cm" svg:height="0.806cm" svg:x="1.422cm" svg:y="7.746cm">
                <draw:text-box>
                  <text:p><text:span text:style-name="T1">1050 bp</text:span></text:p>
                </draw:text-box>
              </draw:frame>
              <draw:frame draw:style-name="gr5" draw:text-style-name="P3" draw:layer="layout" svg:width="2.018cm" svg:height="0.806cm" svg:x="1.697cm" svg:y="9.704cm">
                <draw:text-box>
                  <text:p><text:span text:style-name="T1">486 bp</text:span></text:p>
                </draw:text-box>
              </draw:frame>
              <draw:frame draw:style-name="gr5" draw:text-style-name="P3" draw:layer="layout" svg:width="2.018cm" svg:height="0.806cm" svg:x="1.697cm" svg:y="10.26cm">
                <draw:text-box>
                  <text:p><text:span text:style-name="T1">431 bp</text:span></text:p>
                </draw:text-box>
              </draw:frame>
              <draw:frame draw:style-name="gr5" draw:text-style-name="P3" draw:layer="layout" svg:width="2.018cm" svg:height="0.806cm" svg:x="1.697cm" svg:y="9.059cm">
                <draw:text-box>
                  <text:p><text:span text:style-name="T1">576 bp</text:span></text:p>
                </draw:text-box>
              </draw:frame>
              <draw:frame draw:style-name="gr5" draw:text-style-name="P3" draw:layer="layout" svg:width="2.018cm" svg:height="0.806cm" svg:x="1.697cm" svg:y="8.454cm">
                <draw:text-box>
                  <text:p><text:span text:style-name="T1">806 bp</text:span></text:p>
                </draw:text-box>
              </draw:frame>
              <draw:frame draw:style-name="gr5" draw:text-style-name="P3" draw:layer="layout" svg:width="2.018cm" svg:height="0.806cm" svg:x="1.697cm" svg:y="11.448cm">
                <draw:text-box>
                  <text:p><text:span text:style-name="T1">275 bp</text:span></text:p>
                </draw:text-box>
              </draw:frame>
              <draw:frame draw:style-name="gr5" draw:text-style-name="P3" draw:layer="layout" svg:width="2.018cm" svg:height="0.806cm" svg:x="1.697cm" svg:y="11.896cm">
                <draw:text-box>
                  <text:p><text:span text:style-name="T1">210 bp</text:span></text:p>
                </draw:text-box>
              </draw:frame>
              <draw:frame draw:style-name="gr6" draw:text-style-name="P4" draw:layer="layout" svg:width="4.193cm" svg:height="1.673cm" draw:transform="rotate (1.5707963267949) translate (3.851cm 3.999cm)">
                <draw:text-box>
                  <text:p>100bp<text:line-break/>ladder</text:p>
                </draw:text-box>
              </draw:frame>
              <draw:frame draw:style-name="gr6" draw:text-style-name="P4" draw:layer="layout" svg:width="4.193cm" svg:height="1.673cm" draw:transform="rotate (1.5707963267949) translate (13.956cm 3.999cm)">
                <draw:text-box>
                  <text:p>100bp<text:line-break/>ladder</text:p>
                </draw:text-box>
              </draw:frame>
              <draw:frame draw:style-name="gr7" draw:text-style-name="P4" draw:layer="layout" svg:width="4.193cm" svg:height="0.962cm" draw:transform="rotate (1.5707963267949) translate (5.858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16.025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7.462cm 3.999cm)">
                <draw:text-box>
                  <text:p>1.6x</text:p>
                </draw:text-box>
              </draw:frame>
              <draw:frame draw:style-name="gr7" draw:text-style-name="P4" draw:layer="layout" svg:width="4.193cm" svg:height="0.962cm" draw:transform="rotate (1.5707963267949) translate (9.254cm 3.999cm)">
                <draw:text-box>
                  <text:p>0.87x</text:p>
                </draw:text-box>
              </draw:frame>
              <draw:frame draw:style-name="gr7" draw:text-style-name="P4" draw:layer="layout" svg:width="4.193cm" svg:height="0.962cm" draw:transform="rotate (1.5707963267949) translate (10.962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12.65cm 3.999cm)">
                <draw:text-box>
                  <text:p>0.52x</text:p>
                </draw:text-box>
              </draw:frame>
              <draw:frame draw:style-name="gr7" draw:text-style-name="P4" draw:layer="layout" svg:width="4.193cm" svg:height="0.962cm" draw:transform="rotate (1.5707963267949) translate (17.837cm 3.999cm)">
                <draw:text-box>
                  <text:p>3x</text:p>
                </draw:text-box>
              </draw:frame>
              <draw:frame draw:style-name="gr7" draw:text-style-name="P4" draw:layer="layout" svg:width="4.193cm" svg:height="0.962cm" draw:transform="rotate (1.5707963267949) translate (19.566cm 3.999cm)">
                <draw:text-box>
                  <text:p>0.9x</text:p>
                </draw:text-box>
              </draw:frame>
              <draw:frame draw:style-name="gr7" draw:text-style-name="P4" draw:layer="layout" svg:width="4.193cm" svg:height="0.962cm" draw:transform="rotate (1.5707963267949) translate (21.254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22.962cm 3.999cm)">
                <draw:text-box>
                  <text:p>0.5x</text:p>
                </draw:text-box>
              </draw:frame>
              <draw:frame draw:style-name="gr8" draw:text-style-name="P5" draw:layer="layout" svg:width="4.265cm" svg:height="1.195cm" svg:x="8.066cm" svg:y="0.395cm">
                <draw:text-box>
                  <text:p><text:span text:style-name="T2">Automatic</text:span></text:p>
                </draw:text-box>
              </draw:frame>
              <draw:frame draw:style-name="gr9" draw:text-style-name="P5" draw:layer="layout" svg:width="3.275cm" svg:height="1.195cm" svg:x="19.108cm" svg:y="0.457cm">
                <draw:text-box>
                  <text:p><text:span text:style-name="T2">Manual</text:span></text:p>
                </draw:text-box>
              </draw:frame>
            </draw:g>
          </draw:g>
          <draw:custom-shape draw:style-name="gr13" draw:text-style-name="P2" draw:layer="layout" svg:width="1.73cm" svg:height="15.292cm" svg:x="5.524cm" svg:y="0.2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" draw:layer="layout" svg:width="1.623cm" svg:height="15.292cm" svg:x="15.793cm" svg:y="0.20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1">
          <draw:page-thumbnail draw:style-name="gr10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draw:g>
            <draw:custom-shape draw:style-name="gr1" draw:text-style-name="P1" draw:layer="layout" svg:width="23.292cm" svg:height="15.313cm" svg:x="1.354cm" svg:y="0.437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2" draw:layer="layout" svg:width="21.075cm" svg:height="11.922cm" svg:x="3.523cm" svg:y="3.828cm">
                <draw:image xlink:href="Pictures/100000000000043F000002673A02FD4C1308FE98.png" xlink:type="simple" xlink:show="embed" xlink:actuate="onLoad" draw:mime-type="image/png">
                  <text:p/>
                </draw:image>
              </draw:frame>
              <draw:line draw:style-name="gr3" draw:text-style-name="P2" draw:layer="layout" svg:x1="3.71cm" svg:y1="12.25cm" svg:x2="24.11cm" svg:y2="12.089cm">
                <text:p/>
              </draw:line>
              <draw:line draw:style-name="gr3" draw:text-style-name="P2" draw:layer="layout" svg:x1="3.71cm" svg:y1="11.896cm" svg:x2="24.163cm" svg:y2="11.714cm">
                <text:p/>
              </draw:line>
              <draw:line draw:style-name="gr3" draw:text-style-name="P2" draw:layer="layout" svg:x1="3.71cm" svg:y1="10.688cm" svg:x2="24.218cm" svg:y2="10.506cm">
                <text:p/>
              </draw:line>
              <draw:line draw:style-name="gr3" draw:text-style-name="P2" draw:layer="layout" svg:x1="3.71cm" svg:y1="10.187cm" svg:x2="24.254cm" svg:y2="9.985cm">
                <text:p/>
              </draw:line>
              <draw:line draw:style-name="gr3" draw:text-style-name="P2" draw:layer="layout" svg:x1="3.71cm" svg:y1="9.458cm" svg:x2="24.254cm" svg:y2="9.256cm">
                <text:p/>
              </draw:line>
              <draw:line draw:style-name="gr3" draw:text-style-name="P2" draw:layer="layout" svg:x1="3.71cm" svg:y1="8.874cm" svg:x2="24.271cm" svg:y2="8.548cm">
                <text:p/>
              </draw:line>
              <draw:line draw:style-name="gr3" draw:text-style-name="P2" draw:layer="layout" svg:x1="3.71cm" svg:y1="8.271cm" svg:x2="24.254cm" svg:y2="8.069cm">
                <text:p/>
              </draw:line>
              <draw:line draw:style-name="gr3" draw:text-style-name="P2" draw:layer="layout" svg:x1="3.71cm" svg:y1="5.854cm" svg:x2="24.254cm" svg:y2="5.652cm">
                <text:p/>
              </draw:line>
              <draw:line draw:style-name="gr3" draw:text-style-name="P2" draw:layer="layout" svg:x1="3.71cm" svg:y1="4.958cm" svg:x2="24.254cm" svg:y2="4.756cm">
                <text:p/>
              </draw:line>
              <draw:frame draw:style-name="gr4" draw:text-style-name="P3" draw:layer="layout" svg:width="2.293cm" svg:height="0.806cm" svg:x="1.521cm" svg:y="4.558cm">
                <draw:text-box>
                  <text:p><text:span text:style-name="T1">2242 bp</text:span></text:p>
                </draw:text-box>
              </draw:frame>
              <draw:frame draw:style-name="gr4" draw:text-style-name="P3" draw:layer="layout" svg:width="2.293cm" svg:height="0.806cm" svg:x="1.438cm" svg:y="5.479cm">
                <draw:text-box>
                  <text:p><text:span text:style-name="T1">1520 bp</text:span></text:p>
                </draw:text-box>
              </draw:frame>
              <draw:frame draw:style-name="gr4" draw:text-style-name="P3" draw:layer="layout" svg:width="2.293cm" svg:height="0.806cm" svg:x="1.422cm" svg:y="7.746cm">
                <draw:text-box>
                  <text:p><text:span text:style-name="T1">1050 bp</text:span></text:p>
                </draw:text-box>
              </draw:frame>
              <draw:frame draw:style-name="gr5" draw:text-style-name="P3" draw:layer="layout" svg:width="2.018cm" svg:height="0.806cm" svg:x="1.697cm" svg:y="9.704cm">
                <draw:text-box>
                  <text:p><text:span text:style-name="T1">486 bp</text:span></text:p>
                </draw:text-box>
              </draw:frame>
              <draw:frame draw:style-name="gr5" draw:text-style-name="P3" draw:layer="layout" svg:width="2.018cm" svg:height="0.806cm" svg:x="1.697cm" svg:y="10.26cm">
                <draw:text-box>
                  <text:p><text:span text:style-name="T1">431 bp</text:span></text:p>
                </draw:text-box>
              </draw:frame>
              <draw:frame draw:style-name="gr5" draw:text-style-name="P3" draw:layer="layout" svg:width="2.018cm" svg:height="0.806cm" svg:x="1.697cm" svg:y="9.059cm">
                <draw:text-box>
                  <text:p><text:span text:style-name="T1">576 bp</text:span></text:p>
                </draw:text-box>
              </draw:frame>
              <draw:frame draw:style-name="gr5" draw:text-style-name="P3" draw:layer="layout" svg:width="2.018cm" svg:height="0.806cm" svg:x="1.697cm" svg:y="8.454cm">
                <draw:text-box>
                  <text:p><text:span text:style-name="T1">806 bp</text:span></text:p>
                </draw:text-box>
              </draw:frame>
              <draw:frame draw:style-name="gr5" draw:text-style-name="P3" draw:layer="layout" svg:width="2.018cm" svg:height="0.806cm" svg:x="1.697cm" svg:y="11.448cm">
                <draw:text-box>
                  <text:p><text:span text:style-name="T1">275 bp</text:span></text:p>
                </draw:text-box>
              </draw:frame>
              <draw:frame draw:style-name="gr5" draw:text-style-name="P3" draw:layer="layout" svg:width="2.018cm" svg:height="0.806cm" svg:x="1.697cm" svg:y="11.896cm">
                <draw:text-box>
                  <text:p><text:span text:style-name="T1">210 bp</text:span></text:p>
                </draw:text-box>
              </draw:frame>
              <draw:frame draw:style-name="gr6" draw:text-style-name="P4" draw:layer="layout" svg:width="4.193cm" svg:height="1.673cm" draw:transform="rotate (1.5707963267949) translate (3.851cm 3.999cm)">
                <draw:text-box>
                  <text:p>100bp<text:line-break/>ladder</text:p>
                </draw:text-box>
              </draw:frame>
              <draw:frame draw:style-name="gr6" draw:text-style-name="P4" draw:layer="layout" svg:width="4.193cm" svg:height="1.673cm" draw:transform="rotate (1.5707963267949) translate (13.956cm 3.999cm)">
                <draw:text-box>
                  <text:p>100bp<text:line-break/>ladder</text:p>
                </draw:text-box>
              </draw:frame>
              <draw:frame draw:style-name="gr7" draw:text-style-name="P4" draw:layer="layout" svg:width="4.193cm" svg:height="0.962cm" draw:transform="rotate (1.5707963267949) translate (5.858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16.025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7.462cm 3.999cm)">
                <draw:text-box>
                  <text:p>1.6x</text:p>
                </draw:text-box>
              </draw:frame>
              <draw:frame draw:style-name="gr7" draw:text-style-name="P4" draw:layer="layout" svg:width="4.193cm" svg:height="0.962cm" draw:transform="rotate (1.5707963267949) translate (9.254cm 3.999cm)">
                <draw:text-box>
                  <text:p>0.87x</text:p>
                </draw:text-box>
              </draw:frame>
              <draw:frame draw:style-name="gr7" draw:text-style-name="P4" draw:layer="layout" svg:width="4.193cm" svg:height="0.962cm" draw:transform="rotate (1.5707963267949) translate (10.962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12.65cm 3.999cm)">
                <draw:text-box>
                  <text:p>0.52x</text:p>
                </draw:text-box>
              </draw:frame>
              <draw:frame draw:style-name="gr7" draw:text-style-name="P4" draw:layer="layout" svg:width="4.193cm" svg:height="0.962cm" draw:transform="rotate (1.5707963267949) translate (17.837cm 3.999cm)">
                <draw:text-box>
                  <text:p>3x</text:p>
                </draw:text-box>
              </draw:frame>
              <draw:frame draw:style-name="gr7" draw:text-style-name="P4" draw:layer="layout" svg:width="4.193cm" svg:height="0.962cm" draw:transform="rotate (1.5707963267949) translate (19.566cm 3.999cm)">
                <draw:text-box>
                  <text:p>0.9x</text:p>
                </draw:text-box>
              </draw:frame>
              <draw:frame draw:style-name="gr7" draw:text-style-name="P4" draw:layer="layout" svg:width="4.193cm" svg:height="0.962cm" draw:transform="rotate (1.5707963267949) translate (21.254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22.962cm 3.999cm)">
                <draw:text-box>
                  <text:p>0.5x</text:p>
                </draw:text-box>
              </draw:frame>
              <draw:frame draw:style-name="gr8" draw:text-style-name="P5" draw:layer="layout" svg:width="4.265cm" svg:height="1.195cm" svg:x="8.066cm" svg:y="0.395cm">
                <draw:text-box>
                  <text:p><text:span text:style-name="T2">Automatic</text:span></text:p>
                </draw:text-box>
              </draw:frame>
              <draw:frame draw:style-name="gr9" draw:text-style-name="P5" draw:layer="layout" svg:width="3.275cm" svg:height="1.195cm" svg:x="19.108cm" svg:y="0.457cm">
                <draw:text-box>
                  <text:p><text:span text:style-name="T2">Manual</text:span></text:p>
                </draw:text-box>
              </draw:frame>
            </draw:g>
          </draw:g>
          <draw:custom-shape draw:style-name="gr15" draw:text-style-name="P2" draw:layer="layout" svg:width="6.33cm" svg:height="13.931cm" svg:x="7.524cm" svg:y="1.5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6.33cm" svg:height="13.931cm" svg:x="17.837cm" svg:y="1.54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1">
          <draw:page-thumbnail draw:style-name="gr10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g>
          <draw:custom-shape draw:style-name="gr1" draw:text-style-name="P1" draw:layer="layout" svg:width="23.292cm" svg:height="15.313cm" svg:x="1.354cm" svg:y="0.437cm">
            <text:p/>
            <draw:enhanced-geometry svg:viewBox="0 0 21600 21600" draw:type="rectangle" draw:enhanced-path="M 0 0 L 21600 0 21600 21600 0 21600 0 0 Z N"/>
          </draw:custom-shape>
          <draw:g>
            <draw:g>
              <draw:frame draw:style-name="gr2" draw:text-style-name="P2" draw:layer="layout" svg:width="21.075cm" svg:height="11.922cm" svg:x="3.523cm" svg:y="3.828cm">
                <draw:image xlink:href="Pictures/100000000000043F000002673A02FD4C1308FE98.png" xlink:type="simple" xlink:show="embed" xlink:actuate="onLoad" draw:mime-type="image/png">
                  <text:p/>
                </draw:image>
              </draw:frame>
              <draw:line draw:style-name="gr3" draw:text-style-name="P2" draw:layer="layout" svg:x1="3.71cm" svg:y1="12.25cm" svg:x2="24.11cm" svg:y2="12.089cm">
                <text:p/>
              </draw:line>
              <draw:line draw:style-name="gr3" draw:text-style-name="P2" draw:layer="layout" svg:x1="3.71cm" svg:y1="11.896cm" svg:x2="24.163cm" svg:y2="11.714cm">
                <text:p/>
              </draw:line>
              <draw:line draw:style-name="gr3" draw:text-style-name="P2" draw:layer="layout" svg:x1="3.71cm" svg:y1="10.688cm" svg:x2="24.218cm" svg:y2="10.506cm">
                <text:p/>
              </draw:line>
              <draw:line draw:style-name="gr3" draw:text-style-name="P2" draw:layer="layout" svg:x1="3.71cm" svg:y1="10.187cm" svg:x2="24.254cm" svg:y2="9.985cm">
                <text:p/>
              </draw:line>
              <draw:line draw:style-name="gr3" draw:text-style-name="P2" draw:layer="layout" svg:x1="3.71cm" svg:y1="9.458cm" svg:x2="24.254cm" svg:y2="9.256cm">
                <text:p/>
              </draw:line>
              <draw:line draw:style-name="gr3" draw:text-style-name="P2" draw:layer="layout" svg:x1="3.71cm" svg:y1="8.874cm" svg:x2="24.271cm" svg:y2="8.548cm">
                <text:p/>
              </draw:line>
              <draw:line draw:style-name="gr3" draw:text-style-name="P2" draw:layer="layout" svg:x1="3.71cm" svg:y1="8.271cm" svg:x2="24.254cm" svg:y2="8.069cm">
                <text:p/>
              </draw:line>
              <draw:line draw:style-name="gr3" draw:text-style-name="P2" draw:layer="layout" svg:x1="3.71cm" svg:y1="5.854cm" svg:x2="24.254cm" svg:y2="5.652cm">
                <text:p/>
              </draw:line>
              <draw:line draw:style-name="gr3" draw:text-style-name="P2" draw:layer="layout" svg:x1="3.71cm" svg:y1="4.958cm" svg:x2="24.254cm" svg:y2="4.756cm">
                <text:p/>
              </draw:line>
              <draw:frame draw:style-name="gr4" draw:text-style-name="P3" draw:layer="layout" svg:width="2.293cm" svg:height="0.806cm" svg:x="1.521cm" svg:y="4.558cm">
                <draw:text-box>
                  <text:p><text:span text:style-name="T1">2242 bp</text:span></text:p>
                </draw:text-box>
              </draw:frame>
              <draw:frame draw:style-name="gr4" draw:text-style-name="P3" draw:layer="layout" svg:width="2.293cm" svg:height="0.806cm" svg:x="1.438cm" svg:y="5.479cm">
                <draw:text-box>
                  <text:p><text:span text:style-name="T1">1520 bp</text:span></text:p>
                </draw:text-box>
              </draw:frame>
              <draw:frame draw:style-name="gr4" draw:text-style-name="P3" draw:layer="layout" svg:width="2.293cm" svg:height="0.806cm" svg:x="1.422cm" svg:y="7.746cm">
                <draw:text-box>
                  <text:p><text:span text:style-name="T1">1050 bp</text:span></text:p>
                </draw:text-box>
              </draw:frame>
              <draw:frame draw:style-name="gr5" draw:text-style-name="P3" draw:layer="layout" svg:width="2.018cm" svg:height="0.806cm" svg:x="1.697cm" svg:y="9.704cm">
                <draw:text-box>
                  <text:p><text:span text:style-name="T1">486 bp</text:span></text:p>
                </draw:text-box>
              </draw:frame>
              <draw:frame draw:style-name="gr5" draw:text-style-name="P3" draw:layer="layout" svg:width="2.018cm" svg:height="0.806cm" svg:x="1.697cm" svg:y="10.26cm">
                <draw:text-box>
                  <text:p><text:span text:style-name="T1">431 bp</text:span></text:p>
                </draw:text-box>
              </draw:frame>
              <draw:frame draw:style-name="gr5" draw:text-style-name="P3" draw:layer="layout" svg:width="2.018cm" svg:height="0.806cm" svg:x="1.697cm" svg:y="9.059cm">
                <draw:text-box>
                  <text:p><text:span text:style-name="T1">576 bp</text:span></text:p>
                </draw:text-box>
              </draw:frame>
              <draw:frame draw:style-name="gr5" draw:text-style-name="P3" draw:layer="layout" svg:width="2.018cm" svg:height="0.806cm" svg:x="1.697cm" svg:y="8.454cm">
                <draw:text-box>
                  <text:p><text:span text:style-name="T1">806 bp</text:span></text:p>
                </draw:text-box>
              </draw:frame>
              <draw:frame draw:style-name="gr5" draw:text-style-name="P3" draw:layer="layout" svg:width="2.018cm" svg:height="0.806cm" svg:x="1.697cm" svg:y="11.448cm">
                <draw:text-box>
                  <text:p><text:span text:style-name="T1">275 bp</text:span></text:p>
                </draw:text-box>
              </draw:frame>
              <draw:frame draw:style-name="gr5" draw:text-style-name="P3" draw:layer="layout" svg:width="2.018cm" svg:height="0.806cm" svg:x="1.697cm" svg:y="11.896cm">
                <draw:text-box>
                  <text:p><text:span text:style-name="T1">210 bp</text:span></text:p>
                </draw:text-box>
              </draw:frame>
              <draw:frame draw:style-name="gr6" draw:text-style-name="P4" draw:layer="layout" svg:width="4.193cm" svg:height="1.673cm" draw:transform="rotate (1.5707963267949) translate (3.851cm 3.999cm)">
                <draw:text-box>
                  <text:p>100bp<text:line-break/>ladder</text:p>
                </draw:text-box>
              </draw:frame>
              <draw:frame draw:style-name="gr6" draw:text-style-name="P4" draw:layer="layout" svg:width="4.193cm" svg:height="1.673cm" draw:transform="rotate (1.5707963267949) translate (13.956cm 3.999cm)">
                <draw:text-box>
                  <text:p>100bp<text:line-break/>ladder</text:p>
                </draw:text-box>
              </draw:frame>
              <draw:frame draw:style-name="gr7" draw:text-style-name="P4" draw:layer="layout" svg:width="4.193cm" svg:height="0.962cm" draw:transform="rotate (1.5707963267949) translate (5.858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16.025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7.462cm 3.999cm)">
                <draw:text-box>
                  <text:p>1.6x</text:p>
                </draw:text-box>
              </draw:frame>
              <draw:frame draw:style-name="gr7" draw:text-style-name="P4" draw:layer="layout" svg:width="4.193cm" svg:height="0.962cm" draw:transform="rotate (1.5707963267949) translate (9.254cm 3.999cm)">
                <draw:text-box>
                  <text:p>0.87x</text:p>
                </draw:text-box>
              </draw:frame>
              <draw:frame draw:style-name="gr7" draw:text-style-name="P4" draw:layer="layout" svg:width="4.193cm" svg:height="0.962cm" draw:transform="rotate (1.5707963267949) translate (10.962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12.65cm 3.999cm)">
                <draw:text-box>
                  <text:p>0.52x</text:p>
                </draw:text-box>
              </draw:frame>
              <draw:frame draw:style-name="gr7" draw:text-style-name="P4" draw:layer="layout" svg:width="4.193cm" svg:height="0.962cm" draw:transform="rotate (1.5707963267949) translate (17.837cm 3.999cm)">
                <draw:text-box>
                  <text:p>3x</text:p>
                </draw:text-box>
              </draw:frame>
              <draw:frame draw:style-name="gr7" draw:text-style-name="P4" draw:layer="layout" svg:width="4.193cm" svg:height="0.962cm" draw:transform="rotate (1.5707963267949) translate (19.566cm 3.999cm)">
                <draw:text-box>
                  <text:p>0.9x</text:p>
                </draw:text-box>
              </draw:frame>
              <draw:frame draw:style-name="gr7" draw:text-style-name="P4" draw:layer="layout" svg:width="4.193cm" svg:height="0.962cm" draw:transform="rotate (1.5707963267949) translate (21.254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22.962cm 3.999cm)">
                <draw:text-box>
                  <text:p>0.5x</text:p>
                </draw:text-box>
              </draw:frame>
              <draw:frame draw:style-name="gr8" draw:text-style-name="P5" draw:layer="layout" svg:width="4.265cm" svg:height="1.195cm" svg:x="8.066cm" svg:y="0.395cm">
                <draw:text-box>
                  <text:p><text:span text:style-name="T2">Automatic</text:span></text:p>
                </draw:text-box>
              </draw:frame>
              <draw:frame draw:style-name="gr9" draw:text-style-name="P5" draw:layer="layout" svg:width="3.275cm" svg:height="1.195cm" svg:x="19.108cm" svg:y="0.457cm">
                <draw:text-box>
                  <text:p><text:span text:style-name="T2">Manual</text:span></text:p>
                </draw:text-box>
              </draw:frame>
              <draw:frame draw:style-name="gr16" draw:text-style-name="P8" draw:layer="layout" svg:width="3.187cm" svg:height="4.036cm" svg:x="12.75cm" svg:y="6.855cm">
                <draw:text-box>
                  <text:p text:style-name="P7"><text:span text:style-name="T3">=</text:span></text:p>
                </draw:text-box>
              </draw:frame>
            </draw:g>
          </draw:g>
        </draw:g>
        <presentation:notes draw:style-name="dp1">
          <draw:page-thumbnail draw:style-name="gr10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g>
          <draw:g>
            <draw:custom-shape draw:style-name="gr1" draw:text-style-name="P1" draw:layer="layout" svg:width="23.292cm" svg:height="15.313cm" svg:x="1.354cm" svg:y="0.437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2" draw:layer="layout" svg:width="21.075cm" svg:height="11.922cm" svg:x="3.523cm" svg:y="3.828cm">
                <draw:image xlink:href="Pictures/100000000000043F000002673A02FD4C1308FE98.png" xlink:type="simple" xlink:show="embed" xlink:actuate="onLoad" draw:mime-type="image/png">
                  <text:p/>
                </draw:image>
              </draw:frame>
              <draw:line draw:style-name="gr3" draw:text-style-name="P2" draw:layer="layout" svg:x1="3.71cm" svg:y1="12.25cm" svg:x2="24.11cm" svg:y2="12.089cm">
                <text:p/>
              </draw:line>
              <draw:line draw:style-name="gr3" draw:text-style-name="P2" draw:layer="layout" svg:x1="3.71cm" svg:y1="11.896cm" svg:x2="24.163cm" svg:y2="11.714cm">
                <text:p/>
              </draw:line>
              <draw:line draw:style-name="gr3" draw:text-style-name="P2" draw:layer="layout" svg:x1="3.71cm" svg:y1="10.688cm" svg:x2="24.218cm" svg:y2="10.506cm">
                <text:p/>
              </draw:line>
              <draw:line draw:style-name="gr3" draw:text-style-name="P2" draw:layer="layout" svg:x1="3.71cm" svg:y1="10.187cm" svg:x2="24.254cm" svg:y2="9.985cm">
                <text:p/>
              </draw:line>
              <draw:line draw:style-name="gr3" draw:text-style-name="P2" draw:layer="layout" svg:x1="3.71cm" svg:y1="9.458cm" svg:x2="24.254cm" svg:y2="9.256cm">
                <text:p/>
              </draw:line>
              <draw:line draw:style-name="gr3" draw:text-style-name="P2" draw:layer="layout" svg:x1="3.71cm" svg:y1="8.874cm" svg:x2="24.271cm" svg:y2="8.548cm">
                <text:p/>
              </draw:line>
              <draw:line draw:style-name="gr3" draw:text-style-name="P2" draw:layer="layout" svg:x1="3.71cm" svg:y1="8.271cm" svg:x2="24.254cm" svg:y2="8.069cm">
                <text:p/>
              </draw:line>
              <draw:line draw:style-name="gr3" draw:text-style-name="P2" draw:layer="layout" svg:x1="3.71cm" svg:y1="5.854cm" svg:x2="24.254cm" svg:y2="5.652cm">
                <text:p/>
              </draw:line>
              <draw:line draw:style-name="gr3" draw:text-style-name="P2" draw:layer="layout" svg:x1="3.71cm" svg:y1="4.958cm" svg:x2="24.254cm" svg:y2="4.756cm">
                <text:p/>
              </draw:line>
              <draw:frame draw:style-name="gr4" draw:text-style-name="P3" draw:layer="layout" svg:width="2.293cm" svg:height="0.806cm" svg:x="1.521cm" svg:y="4.558cm">
                <draw:text-box>
                  <text:p><text:span text:style-name="T1">2242 bp</text:span></text:p>
                </draw:text-box>
              </draw:frame>
              <draw:frame draw:style-name="gr4" draw:text-style-name="P3" draw:layer="layout" svg:width="2.293cm" svg:height="0.806cm" svg:x="1.438cm" svg:y="5.479cm">
                <draw:text-box>
                  <text:p><text:span text:style-name="T1">1520 bp</text:span></text:p>
                </draw:text-box>
              </draw:frame>
              <draw:frame draw:style-name="gr4" draw:text-style-name="P3" draw:layer="layout" svg:width="2.293cm" svg:height="0.806cm" svg:x="1.422cm" svg:y="7.746cm">
                <draw:text-box>
                  <text:p><text:span text:style-name="T1">1050 bp</text:span></text:p>
                </draw:text-box>
              </draw:frame>
              <draw:frame draw:style-name="gr5" draw:text-style-name="P3" draw:layer="layout" svg:width="2.018cm" svg:height="0.806cm" svg:x="1.697cm" svg:y="9.704cm">
                <draw:text-box>
                  <text:p><text:span text:style-name="T1">486 bp</text:span></text:p>
                </draw:text-box>
              </draw:frame>
              <draw:frame draw:style-name="gr5" draw:text-style-name="P3" draw:layer="layout" svg:width="2.018cm" svg:height="0.806cm" svg:x="1.697cm" svg:y="10.26cm">
                <draw:text-box>
                  <text:p><text:span text:style-name="T1">431 bp</text:span></text:p>
                </draw:text-box>
              </draw:frame>
              <draw:frame draw:style-name="gr5" draw:text-style-name="P3" draw:layer="layout" svg:width="2.018cm" svg:height="0.806cm" svg:x="1.697cm" svg:y="9.059cm">
                <draw:text-box>
                  <text:p><text:span text:style-name="T1">576 bp</text:span></text:p>
                </draw:text-box>
              </draw:frame>
              <draw:frame draw:style-name="gr5" draw:text-style-name="P3" draw:layer="layout" svg:width="2.018cm" svg:height="0.806cm" svg:x="1.697cm" svg:y="8.454cm">
                <draw:text-box>
                  <text:p><text:span text:style-name="T1">806 bp</text:span></text:p>
                </draw:text-box>
              </draw:frame>
              <draw:frame draw:style-name="gr5" draw:text-style-name="P3" draw:layer="layout" svg:width="2.018cm" svg:height="0.806cm" svg:x="1.697cm" svg:y="11.448cm">
                <draw:text-box>
                  <text:p><text:span text:style-name="T1">275 bp</text:span></text:p>
                </draw:text-box>
              </draw:frame>
              <draw:frame draw:style-name="gr5" draw:text-style-name="P3" draw:layer="layout" svg:width="2.018cm" svg:height="0.806cm" svg:x="1.697cm" svg:y="11.896cm">
                <draw:text-box>
                  <text:p><text:span text:style-name="T1">210 bp</text:span></text:p>
                </draw:text-box>
              </draw:frame>
              <draw:frame draw:style-name="gr6" draw:text-style-name="P4" draw:layer="layout" svg:width="4.193cm" svg:height="1.673cm" draw:transform="rotate (1.5707963267949) translate (3.851cm 3.999cm)">
                <draw:text-box>
                  <text:p>100bp<text:line-break/>ladder</text:p>
                </draw:text-box>
              </draw:frame>
              <draw:frame draw:style-name="gr6" draw:text-style-name="P4" draw:layer="layout" svg:width="4.193cm" svg:height="1.673cm" draw:transform="rotate (1.5707963267949) translate (13.956cm 3.999cm)">
                <draw:text-box>
                  <text:p>100bp<text:line-break/>ladder</text:p>
                </draw:text-box>
              </draw:frame>
              <draw:frame draw:style-name="gr7" draw:text-style-name="P4" draw:layer="layout" svg:width="4.193cm" svg:height="0.962cm" draw:transform="rotate (1.5707963267949) translate (5.858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16.025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7.462cm 3.999cm)">
                <draw:text-box>
                  <text:p>1.6x</text:p>
                </draw:text-box>
              </draw:frame>
              <draw:frame draw:style-name="gr7" draw:text-style-name="P4" draw:layer="layout" svg:width="4.193cm" svg:height="0.962cm" draw:transform="rotate (1.5707963267949) translate (9.254cm 3.999cm)">
                <draw:text-box>
                  <text:p>0.87x</text:p>
                </draw:text-box>
              </draw:frame>
              <draw:frame draw:style-name="gr7" draw:text-style-name="P4" draw:layer="layout" svg:width="4.193cm" svg:height="0.962cm" draw:transform="rotate (1.5707963267949) translate (10.962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12.65cm 3.999cm)">
                <draw:text-box>
                  <text:p>0.52x</text:p>
                </draw:text-box>
              </draw:frame>
              <draw:frame draw:style-name="gr7" draw:text-style-name="P4" draw:layer="layout" svg:width="4.193cm" svg:height="0.962cm" draw:transform="rotate (1.5707963267949) translate (17.837cm 3.999cm)">
                <draw:text-box>
                  <text:p>3x</text:p>
                </draw:text-box>
              </draw:frame>
              <draw:frame draw:style-name="gr7" draw:text-style-name="P4" draw:layer="layout" svg:width="4.193cm" svg:height="0.962cm" draw:transform="rotate (1.5707963267949) translate (19.566cm 3.999cm)">
                <draw:text-box>
                  <text:p>0.9x</text:p>
                </draw:text-box>
              </draw:frame>
              <draw:frame draw:style-name="gr7" draw:text-style-name="P4" draw:layer="layout" svg:width="4.193cm" svg:height="0.962cm" draw:transform="rotate (1.5707963267949) translate (21.254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22.962cm 3.999cm)">
                <draw:text-box>
                  <text:p>0.5x</text:p>
                </draw:text-box>
              </draw:frame>
              <draw:frame draw:style-name="gr8" draw:text-style-name="P5" draw:layer="layout" svg:width="4.265cm" svg:height="1.195cm" svg:x="8.066cm" svg:y="0.395cm">
                <draw:text-box>
                  <text:p><text:span text:style-name="T2">Automatic</text:span></text:p>
                </draw:text-box>
              </draw:frame>
              <draw:frame draw:style-name="gr9" draw:text-style-name="P5" draw:layer="layout" svg:width="3.275cm" svg:height="1.195cm" svg:x="19.108cm" svg:y="0.457cm">
                <draw:text-box>
                  <text:p><text:span text:style-name="T2">Manual</text:span></text:p>
                </draw:text-box>
              </draw:frame>
            </draw:g>
          </draw:g>
          <draw:custom-shape draw:style-name="gr17" draw:text-style-name="P2" draw:layer="layout" svg:width="3.688cm" svg:height="2.417cm" svg:x="7.062cm" svg:y="1.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3.688cm" svg:height="2.417cm" svg:x="17.249cm" svg:y="1.79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1">
          <draw:page-thumbnail draw:style-name="gr10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g>
          <draw:g>
            <draw:custom-shape draw:style-name="gr1" draw:text-style-name="P1" draw:layer="layout" svg:width="23.292cm" svg:height="15.313cm" svg:x="1.354cm" svg:y="0.437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" draw:text-style-name="P2" draw:layer="layout" svg:width="21.075cm" svg:height="11.922cm" svg:x="3.523cm" svg:y="3.828cm">
                <draw:image xlink:href="Pictures/100000000000043F000002673A02FD4C1308FE98.png" xlink:type="simple" xlink:show="embed" xlink:actuate="onLoad" draw:mime-type="image/png">
                  <text:p/>
                </draw:image>
              </draw:frame>
              <draw:line draw:style-name="gr3" draw:text-style-name="P2" draw:layer="layout" svg:x1="3.71cm" svg:y1="12.25cm" svg:x2="24.11cm" svg:y2="12.089cm">
                <text:p/>
              </draw:line>
              <draw:line draw:style-name="gr3" draw:text-style-name="P2" draw:layer="layout" svg:x1="3.71cm" svg:y1="11.896cm" svg:x2="24.163cm" svg:y2="11.714cm">
                <text:p/>
              </draw:line>
              <draw:line draw:style-name="gr3" draw:text-style-name="P2" draw:layer="layout" svg:x1="3.71cm" svg:y1="10.688cm" svg:x2="24.218cm" svg:y2="10.506cm">
                <text:p/>
              </draw:line>
              <draw:line draw:style-name="gr3" draw:text-style-name="P2" draw:layer="layout" svg:x1="3.71cm" svg:y1="10.187cm" svg:x2="24.254cm" svg:y2="9.985cm">
                <text:p/>
              </draw:line>
              <draw:line draw:style-name="gr3" draw:text-style-name="P2" draw:layer="layout" svg:x1="3.71cm" svg:y1="9.458cm" svg:x2="24.254cm" svg:y2="9.256cm">
                <text:p/>
              </draw:line>
              <draw:line draw:style-name="gr3" draw:text-style-name="P2" draw:layer="layout" svg:x1="3.71cm" svg:y1="8.874cm" svg:x2="24.271cm" svg:y2="8.548cm">
                <text:p/>
              </draw:line>
              <draw:line draw:style-name="gr3" draw:text-style-name="P2" draw:layer="layout" svg:x1="3.71cm" svg:y1="8.271cm" svg:x2="24.254cm" svg:y2="8.069cm">
                <text:p/>
              </draw:line>
              <draw:line draw:style-name="gr3" draw:text-style-name="P2" draw:layer="layout" svg:x1="3.71cm" svg:y1="5.854cm" svg:x2="24.254cm" svg:y2="5.652cm">
                <text:p/>
              </draw:line>
              <draw:line draw:style-name="gr3" draw:text-style-name="P2" draw:layer="layout" svg:x1="3.71cm" svg:y1="4.958cm" svg:x2="24.254cm" svg:y2="4.756cm">
                <text:p/>
              </draw:line>
              <draw:frame draw:style-name="gr4" draw:text-style-name="P3" draw:layer="layout" svg:width="2.293cm" svg:height="0.806cm" svg:x="1.521cm" svg:y="4.558cm">
                <draw:text-box>
                  <text:p><text:span text:style-name="T1">2242 bp</text:span></text:p>
                </draw:text-box>
              </draw:frame>
              <draw:frame draw:style-name="gr4" draw:text-style-name="P3" draw:layer="layout" svg:width="2.293cm" svg:height="0.806cm" svg:x="1.438cm" svg:y="5.479cm">
                <draw:text-box>
                  <text:p><text:span text:style-name="T1">1520 bp</text:span></text:p>
                </draw:text-box>
              </draw:frame>
              <draw:frame draw:style-name="gr4" draw:text-style-name="P3" draw:layer="layout" svg:width="2.293cm" svg:height="0.806cm" svg:x="1.422cm" svg:y="7.746cm">
                <draw:text-box>
                  <text:p><text:span text:style-name="T1">1050 bp</text:span></text:p>
                </draw:text-box>
              </draw:frame>
              <draw:frame draw:style-name="gr5" draw:text-style-name="P3" draw:layer="layout" svg:width="2.018cm" svg:height="0.806cm" svg:x="1.697cm" svg:y="9.704cm">
                <draw:text-box>
                  <text:p><text:span text:style-name="T1">486 bp</text:span></text:p>
                </draw:text-box>
              </draw:frame>
              <draw:frame draw:style-name="gr5" draw:text-style-name="P3" draw:layer="layout" svg:width="2.018cm" svg:height="0.806cm" svg:x="1.697cm" svg:y="10.26cm">
                <draw:text-box>
                  <text:p><text:span text:style-name="T1">431 bp</text:span></text:p>
                </draw:text-box>
              </draw:frame>
              <draw:frame draw:style-name="gr5" draw:text-style-name="P3" draw:layer="layout" svg:width="2.018cm" svg:height="0.806cm" svg:x="1.697cm" svg:y="9.059cm">
                <draw:text-box>
                  <text:p><text:span text:style-name="T1">576 bp</text:span></text:p>
                </draw:text-box>
              </draw:frame>
              <draw:frame draw:style-name="gr5" draw:text-style-name="P3" draw:layer="layout" svg:width="2.018cm" svg:height="0.806cm" svg:x="1.697cm" svg:y="8.454cm">
                <draw:text-box>
                  <text:p><text:span text:style-name="T1">806 bp</text:span></text:p>
                </draw:text-box>
              </draw:frame>
              <draw:frame draw:style-name="gr5" draw:text-style-name="P3" draw:layer="layout" svg:width="2.018cm" svg:height="0.806cm" svg:x="1.697cm" svg:y="11.448cm">
                <draw:text-box>
                  <text:p><text:span text:style-name="T1">275 bp</text:span></text:p>
                </draw:text-box>
              </draw:frame>
              <draw:frame draw:style-name="gr5" draw:text-style-name="P3" draw:layer="layout" svg:width="2.018cm" svg:height="0.806cm" svg:x="1.697cm" svg:y="11.896cm">
                <draw:text-box>
                  <text:p><text:span text:style-name="T1">210 bp</text:span></text:p>
                </draw:text-box>
              </draw:frame>
              <draw:frame draw:style-name="gr6" draw:text-style-name="P4" draw:layer="layout" svg:width="4.193cm" svg:height="1.673cm" draw:transform="rotate (1.5707963267949) translate (3.851cm 3.999cm)">
                <draw:text-box>
                  <text:p>100bp<text:line-break/>ladder</text:p>
                </draw:text-box>
              </draw:frame>
              <draw:frame draw:style-name="gr6" draw:text-style-name="P4" draw:layer="layout" svg:width="4.193cm" svg:height="1.673cm" draw:transform="rotate (1.5707963267949) translate (13.956cm 3.999cm)">
                <draw:text-box>
                  <text:p>100bp<text:line-break/>ladder</text:p>
                </draw:text-box>
              </draw:frame>
              <draw:frame draw:style-name="gr7" draw:text-style-name="P4" draw:layer="layout" svg:width="4.193cm" svg:height="0.962cm" draw:transform="rotate (1.5707963267949) translate (5.858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16.025cm 3.999cm)">
                <draw:text-box>
                  <text:p>Input</text:p>
                </draw:text-box>
              </draw:frame>
              <draw:frame draw:style-name="gr7" draw:text-style-name="P4" draw:layer="layout" svg:width="4.193cm" svg:height="0.962cm" draw:transform="rotate (1.5707963267949) translate (7.462cm 3.999cm)">
                <draw:text-box>
                  <text:p>1.6x</text:p>
                </draw:text-box>
              </draw:frame>
              <draw:frame draw:style-name="gr7" draw:text-style-name="P4" draw:layer="layout" svg:width="4.193cm" svg:height="0.962cm" draw:transform="rotate (1.5707963267949) translate (9.254cm 3.999cm)">
                <draw:text-box>
                  <text:p>0.87x</text:p>
                </draw:text-box>
              </draw:frame>
              <draw:frame draw:style-name="gr7" draw:text-style-name="P4" draw:layer="layout" svg:width="4.193cm" svg:height="0.962cm" draw:transform="rotate (1.5707963267949) translate (10.962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12.65cm 3.999cm)">
                <draw:text-box>
                  <text:p>0.52x</text:p>
                </draw:text-box>
              </draw:frame>
              <draw:frame draw:style-name="gr7" draw:text-style-name="P4" draw:layer="layout" svg:width="4.193cm" svg:height="0.962cm" draw:transform="rotate (1.5707963267949) translate (17.837cm 3.999cm)">
                <draw:text-box>
                  <text:p>3x</text:p>
                </draw:text-box>
              </draw:frame>
              <draw:frame draw:style-name="gr7" draw:text-style-name="P4" draw:layer="layout" svg:width="4.193cm" svg:height="0.962cm" draw:transform="rotate (1.5707963267949) translate (19.566cm 3.999cm)">
                <draw:text-box>
                  <text:p>0.9x</text:p>
                </draw:text-box>
              </draw:frame>
              <draw:frame draw:style-name="gr7" draw:text-style-name="P4" draw:layer="layout" svg:width="4.193cm" svg:height="0.962cm" draw:transform="rotate (1.5707963267949) translate (21.254cm 3.999cm)">
                <draw:text-box>
                  <text:p>0.6x</text:p>
                </draw:text-box>
              </draw:frame>
              <draw:frame draw:style-name="gr7" draw:text-style-name="P4" draw:layer="layout" svg:width="4.193cm" svg:height="0.962cm" draw:transform="rotate (1.5707963267949) translate (22.962cm 3.999cm)">
                <draw:text-box>
                  <text:p>0.5x</text:p>
                </draw:text-box>
              </draw:frame>
              <draw:frame draw:style-name="gr8" draw:text-style-name="P5" draw:layer="layout" svg:width="4.265cm" svg:height="1.195cm" svg:x="8.066cm" svg:y="0.395cm">
                <draw:text-box>
                  <text:p><text:span text:style-name="T2">Automatic</text:span></text:p>
                </draw:text-box>
              </draw:frame>
              <draw:frame draw:style-name="gr9" draw:text-style-name="P5" draw:layer="layout" svg:width="3.275cm" svg:height="1.195cm" svg:x="19.108cm" svg:y="0.457cm">
                <draw:text-box>
                  <text:p><text:span text:style-name="T2">Manual</text:span></text:p>
                </draw:text-box>
              </draw:frame>
            </draw:g>
          </draw:g>
          <draw:custom-shape draw:style-name="gr17" draw:text-style-name="P2" draw:layer="layout" svg:width="3.688cm" svg:height="2.417cm" svg:x="7.062cm" svg:y="1.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3.688cm" svg:height="2.417cm" svg:x="17.249cm" svg:y="1.79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3.688cm" svg:height="2.417cm" svg:x="7.062cm" svg:y="1.7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draw:layer="layout" svg:width="3.688cm" svg:height="3.042cm" svg:x="7.062cm" svg:y="9.83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draw:layer="layout" svg:width="3.688cm" svg:height="3.042cm" svg:x="17.249cm" svg:y="9.58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1">
          <draw:page-thumbnail draw:style-name="gr10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9T16:11:01.543000000</meta:creation-date>
    <dc:date>2021-03-09T20:30:22.772000000</dc:date>
    <meta:editing-duration>PT17H25M34S</meta:editing-duration>
    <meta:editing-cycles>5</meta:editing-cycles>
    <meta:generator>LibreOffice/7.0.3.1$Windows_X86_64 LibreOffice_project/d7547858d014d4cf69878db179d326fc3483e082</meta:generator>
    <meta:document-statistic meta:object-count="386"/>
  </office:meta>
</office:document-meta>
</file>